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3.406cm"/>
    </style:style>
    <style:style style:name="Tabella8.B" style:family="table-column">
      <style:table-column-properties style:column-width="14.199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4.005cm" table:align="margins"/>
    </style:style>
    <style:style style:name="Tabella2.A" style:family="table-column">
      <style:table-column-properties style:column-width="7.003cm" style:rel-column-width="32767*"/>
    </style:style>
    <style:style style:name="Tabella2.B" style:family="table-column">
      <style:table-column-properties style:column-width="7.003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shadow="none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row-height="2.3cm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row-height="2.3cm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7" style:family="paragraph" style:parent-style-name="Frame_20_contents">
      <style:paragraph-properties fo:text-align="center" style:justify-single-word="false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42" style:family="paragraph" style:parent-style-name="Frame_20_contents">
      <style:paragraph-properties fo:text-align="center" style:justify-single-word="false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a94d" style:font-weight-asian="bold" style:font-weight-complex="bold"/>
    </style:style>
    <style:style style:name="T9" style:family="text">
      <style:text-properties style:font-name="Arial" style:text-underline-style="none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6" style:family="text">
      <style:text-properties style:font-name="Verdana" fo:font-size="9pt" fo:font-style="normal" fo:font-weight="bold" style:font-name-asian="SimSun" style:font-style-asian="normal" style:font-weight-asian="bold" style:font-name-complex="Tahoma" style:font-style-complex="normal" style:font-weight-complex="bold"/>
    </style:style>
    <style:style style:name="T17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8"><text:placeholder text:placeholder-type="text">&lt;setLang(o.partner_id.lang or 'en_US')&gt;</text:placeholder></text:p>
            <text:p text:style-name="P19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11"><text:text-input text:description="&lt;if test=&quot;o.partner_id.lang=='it_IT'&quot;&gt;">if IT</text:text-input></text:p>
                  <text:p text:style-name="P11"><text:span text:style-name="T7">Resa merce: </text:span><text:span text:style-name="T5"><text:placeholder text:placeholder-type="text">&lt;o.return_id.text&gt;</text:placeholder></text:span></text:p>
                  <text:p text:style-name="P11"><text:span text:style-name="T7">Pagamento:</text:span><text:span text:style-name="T12"> </text:span><text:span text:style-name="T5"><text:placeholder text:placeholder-type="text">&lt;o.payment_term.name&gt;</text:placeholder></text:span></text:p>
                  <text:p text:style-name="P11"><text:text-input text:description="&lt;/if&gt;">end if</text:text-input></text:p>
                  <text:p text:style-name="P11"><text:text-input text:description="&lt;if test=&quot;o.partner_id.lang=='en_US'&quot;&gt;">if EN</text:text-input></text:p>
                  <text:p text:style-name="P11"><text:span text:style-name="T7">Delivery terms: </text:span><text:span text:style-name="T5"><text:placeholder text:placeholder-type="text">&lt;o.return_id.text&gt;</text:placeholder></text:span></text:p>
                  <text:p text:style-name="P11"><text:span text:style-name="T7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_(o.bank_id.information) + "\n"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K1" office:value-type="string">
              <text:p text:style-name="P33"/>
            </table:table-cell>
          </table:table-row>
        </table:table-header-rows>
      </table:table>
      <text:p text:style-name="P23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3"><text:span text:style-name="T13"><text:text-input text:description="&lt;&quot;Prezzo IVA escl.&quot; if o.partner_id.lang=='it_IT' else &quot;Price&quot;&gt;">Prezzo</text:text-input></text:span><text:span text:style-name="T14"> </text:span></text:p>
            </table:table-cell>
            <table:table-cell table:style-name="Tabella4.E1" office:value-type="string">
              <text:p text:style-name="P33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4.F1" office:value-type="string">
              <text:p text:style-name="P33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4.G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4.H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4.K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4.K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4.K1" office:value-type="string">
              <text:p text:style-name="P34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2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40"><text:span text:style-name="T17"><text:placeholder text:placeholder-type="text">&lt;if test="item.insert_photo"&gt;</text:placeholder></text:span><text:span text:style-name="T15"><draw:frame draw:style-name="fr1" draw:name="image:asimage(item.product_id.default_photo or False)" text:anchor-type="as-char" svg:y="-2.154cm" svg:width="4.36cm" style:rel-width="scale" svg:height="2.104cm" style:rel-height="100%" draw:z-index="4"><draw:text-box><text:p text:style-name="P37"/></draw:text-box></draw:frame></text:span><text:span text:style-name="T17"><text:placeholder text:placeholder-type="text">&lt;/if&gt;</text:placeholder></text:span></text:p>
          </table:table-cell>
          <table:table-cell table:style-name="Tabella4.B3" office:value-type="string">
            <text:p text:style-name="P32"><text:placeholder text:placeholder-type="text">&lt;item.product_id.code&gt;</text:placeholder></text:p>
          </table:table-cell>
          <table:table-cell table:style-name="Tabella4.C3" office:value-type="string">
            <text:p text:style-name="P28"/>
            <text:p text:style-name="P28"><text:span text:style-name="T11"><text:text-input text:description="&lt;if test=&quot;item.use_amazon_description&quot;&gt;">if amazon</text:text-input></text:span><text:span text:style-name="T11"><text:placeholder text:placeholder-type="text">&lt;item.product_id.amazon_mig_description&gt;</text:placeholder></text:span><text:span text:style-name="T11"><text:text-input text:description="&lt;/if&gt;">end if</text:text-input></text:span><text:span text:style-name="T11"><text:text-input text:description="&lt;if test=&quot;not item.use_amazon_description&quot;&gt;">if not amazon</text:text-input></text:span><text:span text:style-name="T11"><text:placeholder text:placeholder-type="text">&lt;item.name.split("]")[-1]&gt;</text:placeholder></text:span><text:span text:style-name="T11"><text:line-break/></text:span><text:span text:style-name="T2"><text:text-input text:description="&lt;item.product_id.extra_description&gt;">extra</text:text-input></text:span><text:span text:style-name="T11"><text:text-input text:description="&lt;/if&gt;">end if</text:text-input></text:span><text:span text:style-name="T11"> 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4.D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3" office:value-type="string">
            <text:p text:style-name="P30"><text:placeholder text:placeholder-type="text">&lt;item.product_id.telaio&gt;</text:placeholder></text:p>
          </table:table-cell>
          <table:table-cell table:style-name="Tabella4.F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4.G3" office:value-type="string">
            <text:p text:style-name="P28"><text:placeholder text:placeholder-type="text">&lt;item.product_id.pipe_diameter&gt;</text:placeholder></text:p>
          </table:table-cell>
          <table:table-cell table:style-name="Tabella4.H3" office:value-type="string">
            <text:p text:style-name="P28"><text:placeholder text:placeholder-type="text">&lt;item.product_id.weight_packaging&gt;</text:placeholder></text:p>
          </table:table-cell>
          <table:table-cell table:style-name="Tabella4.K3" office:value-type="string">
            <text:p text:style-name="P28"><text:placeholder text:placeholder-type="text">&lt;item.product_id.item_per_box&gt;</text:placeholder></text:p>
          </table:table-cell>
          <table:table-cell table:style-name="Tabella4.K3" office:value-type="string">
            <text:p text:style-name="P28"><text:placeholder text:placeholder-type="text">&lt;item.product_id.item_per_pallet&gt;</text:placeholder></text:p>
          </table:table-cell>
          <table:table-cell table:style-name="Tabella4.K3" office:value-type="string">
            <text:p text:style-name="P28"><text:placeholder text:placeholder-type="text">&lt;item.product_id.item_per_mq&gt;</text:placeholder></text:p>
          </table:table-cell>
          <table:table-cell table:style-name="Tabella4.L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4.A7" table:number-columns-spanned="12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placeholder text:placeholder-type="text">&lt;/if&gt;</text:placeholder></text:p>
      <text:p text:style-name="P23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4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4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3"><text:span text:style-name="T14"><text:s/></text:span><text:span text:style-name="T13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4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5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5.I1" office:value-type="string">
              <text:p text:style-name="P35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5.J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5.K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5.N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5.N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5.N1" office:value-type="string">
              <text:p text:style-name="P34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2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3">
          <table:table-cell table:style-name="Tabella5.A3" office:value-type="string">
            <text:p text:style-name="P41"><text:span text:style-name="T17"><text:placeholder text:placeholder-type="text">&lt;if test="item.insert_photo"&gt;</text:placeholder></text:span><text:span text:style-name="T15"><draw:frame draw:style-name="fr2" draw:name="image: asimage(item.product_id.default_photo or False)" text:anchor-type="as-char" svg:height="2.104cm" style:rel-height="100%" draw:z-index="5"><draw:text-box fo:min-width="4.36cm"><text:p text:style-name="P37"/></draw:text-box></draw:frame></text:span><text:span text:style-name="T17"><text:placeholder text:placeholder-type="text">&lt;/if&gt;</text:placeholder></text:span></text:p>
          </table:table-cell>
          <table:table-cell table:style-name="Tabella5.B3" office:value-type="string">
            <text:p text:style-name="P32"><text:placeholder text:placeholder-type="text">&lt;item.product_id.code&gt;</text:placeholder></text:p>
          </table:table-cell>
          <table:table-cell table:style-name="Tabella5.C3" office:value-type="string">
            <text:p text:style-name="P28"/>
            <text:p text:style-name="P28"><text:span text:style-name="T11"><text:text-input text:description="&lt;if test=&quot;item.use_amazon_description&quot;&gt;">if amazon</text:text-input></text:span><text:span text:style-name="T11"><text:placeholder text:placeholder-type="text">&lt;item.product_id.amazon_mig_description&gt;</text:placeholder></text:span><text:span text:style-name="T11"><text:text-input text:description="&lt;/if&gt;">end if</text:text-input></text:span><text:span text:style-name="T11"><text:text-input text:description="&lt;if test=&quot;not item.use_amazon_description&quot;&gt;">if not amazon</text:text-input></text:span><text:span text:style-name="T11"><text:placeholder text:placeholder-type="text">&lt;item.name.split("]")[-1]&gt;</text:placeholder></text:span><text:span text:style-name="T11"><text:line-break/></text:span><text:span text:style-name="T2"><text:text-input text:description="&lt;item.product_id.extra_description&gt;">extra</text:text-input></text:span><text:span text:style-name="T11"><text:text-input text:description="&lt;/if&gt;">end if</text:text-input></text:span><text:span text:style-name="T11"> 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5.D3" office:value-type="string">
            <text:p text:style-name="P27"><text:placeholder text:placeholder-type="text">&lt;int(item.product_uom_qty) if item.product_uom_qty.is_integer else item.product_uom_qty&gt;</text:placeholder></text:p>
          </table:table-cell>
          <table:table-cell table:style-name="Tabella5.E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3" office:value-type="string">
            <text:p text:style-name="P27"><text:placeholder text:placeholder-type="text">&lt;item.multi_discount_rates&gt;</text:placeholder></text:p>
          </table:table-cell>
          <table:table-cell table:style-name="Tabella5.G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3" office:value-type="string">
            <text:p text:style-name="P28"><text:placeholder text:placeholder-type="text">&lt;item.product_id.telaio&gt;</text:placeholder></text:p>
          </table:table-cell>
          <table:table-cell table:style-name="Tabella5.I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5.J3" office:value-type="string">
            <text:p text:style-name="P28"><text:placeholder text:placeholder-type="text">&lt;item.product_id.pipe_diameter&gt;</text:placeholder></text:p>
          </table:table-cell>
          <table:table-cell table:style-name="Tabella5.K3" office:value-type="string">
            <text:p text:style-name="P28"><text:placeholder text:placeholder-type="text">&lt;item.product_id.weight_packaging&gt;</text:placeholder></text:p>
          </table:table-cell>
          <table:table-cell table:style-name="Tabella5.N3" office:value-type="string">
            <text:p text:style-name="P28"><text:placeholder text:placeholder-type="text">&lt;item.product_id.item_per_box&gt;</text:placeholder></text:p>
          </table:table-cell>
          <table:table-cell table:style-name="Tabella5.N3" office:value-type="string">
            <text:p text:style-name="P28"><text:placeholder text:placeholder-type="text">&lt;item.product_id.item_per_pallet&gt;</text:placeholder></text:p>
          </table:table-cell>
          <table:table-cell table:style-name="Tabella5.N3" office:value-type="string">
            <text:p text:style-name="P28"><text:placeholder text:placeholder-type="text">&lt;item.product_id.item_per_mq&gt;</text:placeholder></text:p>
          </table:table-cell>
          <table:table-cell table:style-name="Tabella5.O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5.A7" table:number-columns-spanned="15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8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6"/>
          </table:table-cell>
        </table:table-row>
      </table:table>
      <text:p text:style-name="P2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4.088cm" table:align="right"/>
    </style:style>
    <style:style style:name="Tabella3.A" style:family="table-column">
      <style:table-column-properties style:column-width="14.088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 style:dynamic-spacing="false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3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2</text:page-count></text:span><text:span text:style-name="MT2"><text:line-break/></text:span><text:span text:style-name="MT3"><text:placeholder text:placeholder-type="text">&lt;setLang(o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if test=&quot;o.destination_partner_id&quot;&gt;">if dest</text:text-input></text:p>
                    <text:p text:style-name="MP5"><text:span text:style-name="MT5"><text:text-input text:description="&lt;o.destination_partner_id.name&gt;">partner_id.name</text:text-input></text:span><text:span text:style-name="MT5"> </text:span></text:p>
                    <text:p text:style-name="MP6"><text:text-input text:description="&lt;o.destination_partner_id.street or &quot;&quot;&gt;">address</text:text-input></text:p>
                    <text:p text:style-name="MP7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7"><text:text-input text:description="&lt;/if&gt;">end if</text:text-input></text:p>
                    <text:p text:style-name="MP8"><text:text-input text:description="&lt;if test=&quot;not o.destination_partner_id&quot;&gt;">if not dest</text:text-input></text:p>
                    <text:p text:style-name="MP9"><text:text-input text:description="&lt;o.partner_id.street or &quot;&quot;&gt;">address</text:text-input></text:p>
                    <text:p text:style-name="MP9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9"><text:text-input text:description="&lt;/if&gt;">end if</text:text-input></text:p>
                  </table:table-cell>
                </table:table-row>
                <table:table-row>
                  <table:table-cell table:style-name="Tabella3.A1" office:value-type="string">
                    <text:p text:style-name="MP10"/>
                  </table:table-cell>
                </table:table-row>
              </table:table>
              <text:p text:style-name="MP11"/>
            </table:table-cell>
          </table:table-row>
        </table:table>
        <text:p text:style-name="MP12"/>
        <text:p text:style-name="MP13"/>
        <text:p text:style-name="MP14"><text:span text:style-name="MT3"><text:text-input text:description="&lt;if test=&quot;o.partner_id.lang=='it_IT'&quot;&gt;">if IT</text:text-input></text:span><text:span text:style-name="MT6">Pag.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6">Page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/text:p>
      </style:header>
      <style:footer>
        <text:p text:style-name="MP15"><text:span text:style-name="MT7"><text:s/><text:tab/></text:span><text:span text:style-name="MT7"><draw:frame draw:style-name="Mfr2" draw:name="immagini3" text:anchor-type="as-char" svg:width="17cm" svg:height="1.813cm" draw:z-index="1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3H28M48S</meta:editing-duration>
    <meta:editing-cycles>185</meta:editing-cycles>
    <meta:generator>LibreOffice/4.3.3.2$Linux_X86_64 LibreOffice_project/430m0$Build-2</meta:generator>
    <meta:initial-creator>Nicola Riolini</meta:initial-creator>
    <dc:date>2015-07-21T18:43:21.605332754</dc:date>
    <dc:creator>thebrush </dc:creator>
    <meta:document-statistic meta:table-count="8" meta:image-count="2" meta:object-count="0" meta:page-count="2" meta:paragraph-count="96" meta:word-count="350" meta:character-count="2080" meta:non-whitespace-character-count="1965"/>
    <meta:user-defined meta:name="Info 1"/>
    <meta:user-defined meta:name="Info 2"/>
    <meta:user-defined meta:name="Info 3"/>
    <meta:user-defined meta:name="Info 4"/>
  </office:meta>
</office:document-meta>
</file>